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font-name="Cascadia Code"/>
    </style:style>
    <style:style style:name="ce16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7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8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9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 -30</text:p>
          </table:table-cell>
          <table:table-cell office:value-type="string" calcext:value-type="string">
            <text:p>Network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1-90</text:p>
          </table:table-cell>
          <table:table-cell office:value-type="string" calcext:value-type="string">
            <text:p>Reserved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1021"/>
        </table:table-row>
      </table:table>
      <table:table table:name="IP Address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24"/>
        <table:table-column table:style-name="co5" table:default-cell-style-name="ce15"/>
        <table:table-column table:style-name="co9" table:number-columns-repeated="1019" table:default-cell-style-name="ce15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IP Address</text:p>
          </table:table-cell>
          <table:table-cell table:style-name="ce20" office:value-type="string" calcext:value-type="string">
            <text:p>Domain Name</text:p>
          </table:table-cell>
          <table:table-cell table:style-name="ce25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92.168.1.1 </text:p>
          </table:table-cell>
          <table:table-cell table:style-name="ce21" office:value-type="string" calcext:value-type="string">
            <text:p>jvb-nhx10.rou</text:p>
          </table:table-cell>
          <table:table-cell table:style-name="ce26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11</text:p>
          </table:table-cell>
          <table:table-cell table:style-name="ce22" office:value-type="string" calcext:value-type="string">
            <text:p>jvb-offswitch.net</text:p>
          </table:table-cell>
          <table:table-cell table:style-name="ce27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</text:p>
          </table:table-cell>
          <table:table-cell table:style-name="ce22" office:value-type="string" calcext:value-type="string">
            <text:p>jvb-dns.lan</text:p>
          </table:table-cell>
          <table:table-cell table:style-name="ce27" office:value-type="string" calcext:value-type="string">
            <text:p>B8:27:EB:3D:7F:BE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1</text:p>
          </table:table-cell>
          <table:table-cell table:style-name="ce22" office:value-type="string" calcext:value-type="string">
            <text:p>jvb-veserver1.lan</text:p>
          </table:table-cell>
          <table:table-cell table:style-name="ce27" office:value-type="string" calcext:value-type="string">
            <text:p>A2:DD:27:A0:26:3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server.lan</text:p>
          </table:table-cell>
          <table:table-cell table:style-name="ce27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3</text:p>
          </table:table-cell>
          <table:table-cell table:style-name="ce22" office:value-type="string" calcext:value-type="string">
            <text:p>jvb-veserver3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41</text:p>
          </table:table-cell>
          <table:table-cell table:style-name="ce22" office:value-type="string" calcext:value-type="string">
            <text:p>jvb-sm2a350.prt</text:p>
          </table:table-cell>
          <table:table-cell table:style-name="ce27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51</text:p>
          </table:table-cell>
          <table:table-cell table:style-name="ce22" office:value-type="string" calcext:value-type="string">
            <text:p>jvb-octopi350.pts</text:p>
          </table:table-cell>
          <table:table-cell table:style-name="ce27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 91</text:p>
          </table:table-cell>
          <table:table-cell table:style-name="ce11" office:value-type="string" calcext:value-type="string">
            <text:p>jvb-nesttherm.lan</text:p>
          </table:table-cell>
          <table:table-cell table:style-name="ce27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 92</text:p>
          </table:table-cell>
          <table:table-cell table:style-name="ce22" office:value-type="string" calcext:value-type="string">
            <text:p>Jvb-hero.lan</text:p>
          </table:table-cell>
          <table:table-cell table:style-name="ce27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 211</text:p>
          </table:table-cell>
          <table:table-cell table:style-name="ce22" office:value-type="string" calcext:value-type="string">
            <text:p>Jvb-aptvlr.lan</text:p>
          </table:table-cell>
          <table:table-cell table:style-name="ce27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 221</text:p>
          </table:table-cell>
          <table:table-cell table:style-name="ce22" office:value-type="string" calcext:value-type="string">
            <text:p>Jvb-reeflink.lan</text:p>
          </table:table-cell>
          <table:table-cell table:style-name="ce27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 222</text:p>
          </table:table-cell>
          <table:table-cell table:style-name="ce22" office:value-type="string" calcext:value-type="string">
            <text:p>Jvb-seneyesws.lan</text:p>
          </table:table-cell>
          <table:table-cell table:style-name="ce27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1</text:p>
          </table:table-cell>
          <table:table-cell table:style-name="ce22" office:value-type="string" calcext:value-type="string">
            <text:p>jvb-gs10p.lan</text:p>
          </table:table-cell>
          <table:table-cell table:style-name="ce27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2</text:p>
          </table:table-cell>
          <table:table-cell table:style-name="ce22" office:value-type="string" calcext:value-type="string">
            <text:p>jvb-sgts7g5.lan</text:p>
          </table:table-cell>
          <table:table-cell table:style-name="ce27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41</text:p>
          </table:table-cell>
          <table:table-cell table:style-name="ce22" office:value-type="string" calcext:value-type="string">
            <text:p>jvb-workstation.lan</text:p>
          </table:table-cell>
          <table:table-cell table:style-name="ce27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92.168.1.242</text:p>
          </table:table-cell>
          <table:table-cell table:style-name="ce23" office:value-type="string" calcext:value-type="string">
            <text:p>jvb-laptop.lan</text:p>
          </table:table-cell>
          <table:table-cell table:style-name="ce28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table:style-name="ce23"/>
          <table:table-cell table:style-name="ce28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P Segment'.C5:'IP Segment'.E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08-08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7:14:07.46360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18:29:48.697002408</dc:date>
    <meta:editing-duration>PT1H2M</meta:editing-duration>
    <meta:editing-cycles>9</meta:editing-cycles>
    <meta:generator>LibreOffice/6.4.7.2$Linux_X86_64 LibreOffice_project/40$Build-2</meta:generator>
    <meta:print-date>2021-06-01T10:12:47.065087601</meta:print-date>
    <meta:document-statistic meta:table-count="2" meta:cell-count="83" meta:object-count="0"/>
  </office:meta>
</office:document-meta>
</file>